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65000039DFE5D9B39D.svm"/>
  <manifest:file-entry manifest:media-type="" manifest:full-path="Pictures/2000000700003342000020EF0936FB22.svm"/>
  <manifest:file-entry manifest:media-type="" manifest:full-path="Pictures/2000000700003389000039BCB78B7207.svm"/>
  <manifest:file-entry manifest:media-type="" manifest:full-path="Pictures/2000000700001D7D000020CC9E1B642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ff" fo:font-size="14pt" style:font-size-asian="14pt" style:font-size-complex="14pt"/>
    </style:style>
    <style:style style:name="P2" style:family="paragraph" style:parent-style-name="Standard">
      <style:text-properties fo:color="#0000ff" fo:font-size="13pt" fo:font-weight="bold" style:font-size-asian="13pt" style:font-weight-asian="bold" style:font-size-complex="13pt" style:font-weight-complex="bold"/>
    </style:style>
    <style:style style:name="P3" style:family="paragraph" style:parent-style-name="Standard">
      <style:paragraph-properties fo:text-align="justify" style:justify-single-word="false"/>
      <style:text-properties fo:color="#0000ff" fo:font-size="13pt" fo:font-weight="bold" style:font-size-asian="13pt" style:font-weight-asian="bold" style:font-size-complex="13pt" style:font-weight-complex="bold"/>
    </style:style>
    <style:style style:name="P4" style:family="paragraph" style:parent-style-name="Standard">
      <style:text-properties fo:color="#00b8ff" fo:font-size="13pt"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color="#000000"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agraph-properties fo:text-align="center"/>
    </style:style>
    <style:style style:name="T1" style:family="text">
      <style:text-properties fo:language="en" fo:country="none"/>
    </style:style>
    <style:style style:name="T2" style:family="text">
      <style:text-properties fo:color="#000000"/>
    </style:style>
    <style:style style:name="T3" style:family="text">
      <style:text-properties fo:color="#000000" fo:font-size="12pt" fo:font-weight="normal" style:font-size-asian="12pt" style:font-weight-asian="normal" style:font-size-complex="12pt" style:font-weight-complex="normal"/>
    </style:style>
    <style:style style:name="T4" style:family="text">
      <style:text-properties fo:color="#000000" fo:font-size="12pt" style:font-size-asian="12pt" style:font-size-complex="12pt"/>
    </style:style>
    <style:style style:name="T5" style:family="text">
      <style:text-properties fo:color="#000000" fo:font-size="12pt" fo:font-weight="bold" style:font-size-asian="12pt" style:font-weight-asian="bold" style:font-size-complex="12pt" style:font-weight-complex="bold"/>
    </style:style>
    <style:style style:name="T6" style:family="text">
      <style:text-properties fo:color="#000000" fo:font-weight="normal" style:font-weight-asian="normal" style:font-weight-complex="normal"/>
    </style:style>
    <style:style style:name="T7" style:family="text">
      <style:text-properties fo:font-size="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weight="normal"/>
    </style:style>
    <style:style style:name="T11" style:family="text">
      <style:text-properties style:font-size-asian="12pt"/>
    </style:style>
    <style:style style:name="T12" style:family="text">
      <style:text-properties style:font-weight-asian="normal"/>
    </style:style>
    <style:style style:name="T13" style:family="text">
      <style:text-properties style:font-size-complex="12pt"/>
    </style:style>
    <style:style style:name="T14" style:family="text">
      <style:text-properties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color="#0000ff"/>
    </style:style>
    <style:style style:name="T18" style:family="text">
      <style:text-properties fo:color="#0000ff" fo:font-size="12pt" fo:font-weight="normal" style:font-size-asian="12pt" style:font-weight-asian="normal" style:font-size-complex="12pt" style:font-weight-complex="normal"/>
    </style:style>
    <style:style style:name="T19" style:family="text">
      <style:text-properties fo:color="#0000ff" fo:font-size="12pt" fo:language="en" fo:country="none"/>
    </style:style>
    <style:style style:name="T20" style:family="text">
      <style:text-properties fo:color="#0000ff" fo:font-size="12pt" fo:language="en" fo:country="none" fo:font-weight="normal" style:font-size-asian="12pt" style:font-weight-asian="normal" style:font-size-complex="12pt" style:font-weight-complex="normal"/>
    </style:style>
    <style:style style:name="T21" style:family="text">
      <style:text-properties fo:color="#0000ff" fo:font-size="12pt" style:font-size-asian="12pt" style:font-size-complex="12pt"/>
    </style:style>
    <style:style style:name="T22" style:family="text">
      <style:text-properties fo:color="#0000ff" fo:language="en" fo:country="none"/>
    </style:style>
    <style:style style:name="T23" style:family="text">
      <style:text-properties fo:color="#0000ff" fo:font-weight="normal"/>
    </style:style>
    <style:style style:name="T24" style:family="text">
      <style:text-properties fo:font-size="13pt"/>
    </style:style>
    <style:style style:name="T25" style:family="text">
      <style:text-properties style:font-size-asian="13pt"/>
    </style:style>
    <style:style style:name="T26" style:family="text">
      <style:text-properties style:font-weight-asian="bold"/>
    </style:style>
    <style:style style:name="T27" style:family="text">
      <style:text-properties style:font-size-complex="13pt"/>
    </style:style>
    <style:style style:name="T28"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1"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word ver 0.01Manual</text:p>
      <text:p text:style-name="Standard"/>
      <text:p text:style-name="P2">Screen shoot: </text:p>
      <text:p text:style-name="Standard"/>
      <text:p text:style-name="Standard"><draw:frame draw:style-name="fr1" draw:name="graphics1" text:anchor-type="paragraph" svg:width="3.8398in" svg:height="4.3728in" draw:z-index="0"><draw:image xlink:href="Pictures/2000000700003365000039DFE5D9B39D.svm" xlink:type="simple" xlink:show="embed" xlink:actuate="onLoad"/></draw:frame><draw:line text:anchor-type="paragraph" draw:z-index="20" draw:style-name="gr1" draw:text-style-name="P7" svg:x1="3.9673in" svg:y1="4.1756in" svg:x2="3.8528in" svg:y2="4.6858in"><text:p/></draw:line><draw:line text:anchor-type="paragraph" draw:z-index="19" draw:style-name="gr1" draw:text-style-name="P7" svg:x1="4.9256in" svg:y1="4.1654in" svg:x2="5.8008in" svg:y2="4.6654in"><text:p/></draw:line><draw:line text:anchor-type="paragraph" draw:z-index="18" draw:style-name="gr1" draw:text-style-name="P7" svg:x1="2.7488in" svg:y1="4.1236in" svg:x2="2.2799in" svg:y2="4.6965in"><text:p/></draw:line><draw:rect text:anchor-type="paragraph" draw:z-index="17" draw:style-name="gr2" draw:text-style-name="P7" svg:width="1.448in" svg:height="0.3335in" svg:x="3.0925in" svg:y="4.6862in"><text:p text:style-name="P7">Add new dictionary</text:p></draw:rect><draw:rect text:anchor-type="paragraph" draw:z-index="16" draw:style-name="gr2" draw:text-style-name="P7" svg:width="1.5004in" svg:height="0.3335in" svg:x="5.0299in" svg:y="4.6654in"><text:p text:style-name="P7">Add new word</text:p></draw:rect><draw:rect text:anchor-type="paragraph" draw:z-index="15" draw:style-name="gr2" draw:text-style-name="P7" svg:width="1.063in" svg:height="0.3335in" svg:x="5.7173in" svg:y="3.0091in"><text:p text:style-name="P7">Future use</text:p></draw:rect><draw:rect text:anchor-type="paragraph" draw:z-index="14" draw:style-name="gr2" draw:text-style-name="P7" svg:width="1.4067in" svg:height="0.3335in" svg:x="1.3319in" svg:y="4.6965in"><text:p text:style-name="P7">Setting application</text:p></draw:rect><draw:rect text:anchor-type="paragraph" draw:z-index="13" draw:style-name="gr2" draw:text-style-name="P7" svg:width="1.1461in" svg:height="0.3335in" svg:x="0.0193in" svg:y="4.6965in"><text:p text:style-name="P7">About Zword</text:p></draw:rect><draw:rect text:anchor-type="paragraph" draw:z-index="12" draw:style-name="gr2" draw:text-style-name="P7" svg:width="1.6358in" svg:height="0.3335in" svg:x="-0.0925in" svg:y="2.2902in"><text:p text:style-name="P7">Similar word</text:p></draw:rect><draw:rect text:anchor-type="paragraph" draw:z-index="11" draw:style-name="gr2" draw:text-style-name="P7" svg:width="1.6358in" svg:height="0.3335in" svg:x="-0.1472in" svg:y="1.0217in"><text:p text:style-name="P7">Word input</text:p></draw:rect><draw:rect text:anchor-type="paragraph" draw:z-index="10" draw:style-name="gr2" draw:text-style-name="P7" svg:width="1.6358in" svg:height="0.3335in" svg:x="2.561in" svg:y="1.7173in"><text:p text:style-name="P7">Search button</text:p></draw:rect><draw:rect text:anchor-type="paragraph" draw:z-index="9" draw:style-name="gr2" draw:text-style-name="P7" svg:width="1.7921in" svg:height="0.3335in" svg:x="4.311in" svg:y="1.3839in"><text:p text:style-name="P7">Mode translation info</text:p></draw:rect><draw:rect text:anchor-type="paragraph" draw:z-index="8" draw:style-name="gr2" draw:text-style-name="P7" svg:width="1.6358in" svg:height="0.3335in" svg:x="5.1862in" svg:y="0.9154in"><text:p text:style-name="P7">Change dictionary</text:p></draw:rect><draw:line text:anchor-type="paragraph" draw:z-index="7" draw:style-name="gr1" draw:text-style-name="P7" svg:x1="1.9984in" svg:y1="4.1654in" svg:x2="0.6547in" svg:y2="4.6965in"><text:p/></draw:line><draw:line text:anchor-type="paragraph" draw:z-index="6" draw:style-name="gr1" draw:text-style-name="P7" svg:x1="4.9256in" svg:y1="3.1965in" svg:x2="5.7173in" svg:y2="3.1756in"><text:p/></draw:line><draw:line text:anchor-type="paragraph" draw:z-index="5" draw:style-name="gr1" draw:text-style-name="P7" svg:x1="1.8217in" svg:y1="1.7382in" svg:x2="0.7591in" svg:y2="2.2902in"><text:p/></draw:line><draw:line text:anchor-type="paragraph" draw:z-index="4" draw:style-name="gr1" draw:text-style-name="P7" svg:x1="3.2799in" svg:y1="0.5299in" svg:x2="3.6445in" svg:y2="1.728in"><text:p/></draw:line><draw:line text:anchor-type="paragraph" draw:z-index="3" draw:style-name="gr1" draw:text-style-name="P7" svg:x1="4.1965in" svg:y1="0.5402in" svg:x2="4.5921in" svg:y2="1.3839in"><text:p/></draw:line><draw:line text:anchor-type="paragraph" draw:z-index="2" draw:style-name="gr1" draw:text-style-name="P7" svg:x1="5.228in" svg:y1="0.5091in" svg:x2="5.926in" svg:y2="0.9154in"><text:p/></draw:line><draw:line text:anchor-type="paragraph" draw:z-index="1" draw:style-name="gr1" draw:text-style-name="P7" svg:x1="1.7382in" svg:y1="0.5299in" svg:x2="0.7071in" svg:y2="1.0217in"><text:p/></draw:line></text:p>
      <text:p text:style-name="Standard"/>
      <text:p text:style-name="Standard"/>
      <text:p text:style-name="Standard"/>
      <text:p text:style-name="Standard"/>
      <text:p text:style-name="P4"/>
      <text:p text:style-name="P2">Change dictionary:</text:p>
      <text:p text:style-name="P6"><draw:frame draw:style-name="fr2" draw:name="graphics2" text:anchor-type="paragraph" svg:x="1.8783in" svg:y="0.4654in" svg:width="2.4437in" svg:height="2.2717in" draw:z-index="21"><draw:image xlink:href="Pictures/2000000700001D7D000020CC9E1B6427.svm" xlink:type="simple" xlink:show="embed" xlink:actuate="onLoad"/></draw:frame><text:span text:style-name="T3">click (+) button, then select dictionary in the list. Your selection will be viewed in the mode translation info.</text:span><text:bookmark text:name="result_box"/><text:span text:style-name="T3"> L</text:span><text:span text:style-name="T1">ist of languages depending on the number of languages that you have / what you add.</text:span> </text:p>
      <text:p text:style-name="P5"/>
      <text:p text:style-name="P2"><text:soft-page-break/>Adding New Word</text:p>
      <text:p text:style-name="P5">Click <text:span text:style-name="T16">+word</text:span> button to add new word. If a word is already available, it will be replaced with new one. We can add new word with two different way. First, using direct input. Enter your new word with format like this:</text:p>
      <text:p text:style-name="P5"><draw:frame draw:style-name="fr2" draw:name="graphics3" text:anchor-type="paragraph" svg:x="1.4126in" svg:y="0.1898in" svg:width="4.1in" svg:height="4.3972in" draw:z-index="22"><draw:image xlink:href="Pictures/2000000700003389000039BCB78B7207.svm" xlink:type="simple" xlink:show="embed" xlink:actuate="onLoad"/></draw:frame></text:p>
      <text:p text:style-name="P6"><text:span text:style-name="T18">character '=' is for separator</text:span><text:span text:style-name="T3"> and </text:span><text:bookmark text:name="result_box1"/><text:span text:style-name="T22">lines to each other separated by</text:span><text:span text:style-name="T18"> ENTER</text:span><text:span text:style-name="T3">. Second way, is using text file. The format text is same with direct input format text (</text:span><text:span text:style-name="T18">character '=' is for separator</text:span><text:span text:style-name="T3"> and </text:span><text:bookmark text:name="result_box11"/><text:span text:style-name="T20">lines to each other separated by</text:span><text:span text:style-name="T18"> ENTER</text:span><text:span text:style-name="T3">) . Type the file path (an example : </text:span><text:span text:style-name="T18">C:\Data\NewWord.txt</text:span><text:span text:style-name="T3"> ) then press execute button.</text:span></text:p>
      <text:p text:style-name="P6"><text:span text:style-name="T3"/></text:p>
      <text:p text:style-name="P3">Adding New Languanges/Dictionary.</text:p>
      <text:p text:style-name="P3"><draw:frame draw:style-name="fr2" draw:name="graphics4" text:anchor-type="paragraph" svg:x="1.4638in" svg:y="0.3335in" svg:width="4.2957in" svg:height="2.5701in" draw:z-index="23"><draw:image xlink:href="Pictures/2000000700003342000020EF0936FB22.svm" xlink:type="simple" xlink:show="embed" xlink:actuate="onLoad"/></draw:frame><text:span text:style-name="T3">Click </text:span><text:span text:style-name="T9">+lang</text:span><text:span text:style-name="T3"> button. </text:span></text:p>
      <text:p text:style-name="P3"><text:soft-page-break/><text:span text:style-name="T3">In the example above, we add new dictionary from Indonesian to India. The new dictionary will be displayed in the languages <text:s/>list after application restarted.</text:span></text:p>
      <text:p text:style-name="P3"><text:span text:style-name="T3"/></text:p>
      <text:p text:style-name="P3"><text:span text:style-name="T3"/></text:p>
      <text:p text:style-name="P3"><text:a xlink:type="simple" xlink:href="http://offground.wordpress.com/"><text:span text:style-name="T4">http://offground.wordpress.com</text:span></text:a></text:p>
      <text:p text:style-name="P6"><text:span text:style-name="T5">zword svn : </text:span><text:span text:style-name="Strong_20_Emphasis"><text:span text:style-name="T21">https://zword.googlecode.com/svn</text:span></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ie ermawan</meta:initial-creator>
    <meta:creation-date>2011-02-27T22:45:02.57</meta:creation-date>
    <dc:date>2011-02-27T23:48:33.30</dc:date>
    <dc:creator>edie ermawan</dc:creator>
    <meta:editing-duration>PT00H48M14S</meta:editing-duration>
    <meta:editing-cycles>12</meta:editing-cycles>
    <meta:generator>OpenOffice.org/3.1$Win32 OpenOffice.org_project/310m19$Build-9420</meta:generator>
    <meta:document-statistic meta:table-count="0" meta:image-count="4" meta:object-count="0" meta:page-count="3" meta:paragraph-count="12" meta:word-count="178" meta:character-count="1087"/>
  </office:meta>
</office:document-meta>
</file>